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Droid Sans Mono" svg:font-family="'Droid Sans Mono', monospace, monospace"/>
    <style:font-face style:name="Lohit Devanagari1" svg:font-family="'Lohit Devanagari'"/>
    <style:font-face style:name="Roboto" svg:font-family="Roboto, arial, sans-serif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8c5" officeooo:paragraph-rsid="001918c5"/>
    </style:style>
    <style:style style:name="P2" style:family="paragraph" style:parent-style-name="Standard">
      <style:paragraph-properties fo:text-align="center" style:justify-single-word="false"/>
      <style:text-properties officeooo:rsid="001918c5" officeooo:paragraph-rsid="001918c5"/>
    </style:style>
    <style:style style:name="P3" style:family="paragraph" style:parent-style-name="Standard">
      <style:text-properties officeooo:rsid="001a6ae0" officeooo:paragraph-rsid="001a6ae0"/>
    </style:style>
    <style:style style:name="P4" style:family="paragraph" style:parent-style-name="Standard">
      <style:text-properties officeooo:rsid="001a6ae0" officeooo:paragraph-rsid="0027c378"/>
    </style:style>
    <style:style style:name="P5" style:family="paragraph" style:parent-style-name="Standard">
      <style:text-properties fo:font-variant="normal" fo:text-transform="none" style:font-name="Segoe UI" fo:font-size="10.5pt" fo:letter-spacing="normal" fo:font-style="normal" fo:font-weight="normal"/>
    </style:style>
    <style:style style:name="P6" style:family="paragraph" style:parent-style-name="Standard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7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1e270b" officeooo:paragraph-rsid="001e270b"/>
    </style:style>
    <style:style style:name="P8" style:family="paragraph" style:parent-style-name="Standard">
      <style:text-properties fo:font-variant="normal" fo:text-transform="none" style:font-name="Segoe UI" fo:font-size="10.5pt" fo:letter-spacing="normal" fo:font-style="normal" fo:font-weight="normal" officeooo:paragraph-rsid="003a18b5"/>
    </style:style>
    <style:style style:name="P9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37fbe5" officeooo:paragraph-rsid="0035570e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3a18b5" officeooo:paragraph-rsid="003a18b5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variant="normal" fo:text-transform="none" fo:color="#202124" loext:opacity="100%" style:font-name="Roboto" fo:font-size="16pt" fo:letter-spacing="normal" fo:font-style="normal" fo:font-weight="bold" officeooo:rsid="003f3603" officeooo:paragraph-rsid="003f3603" style:font-size-asian="14pt" style:font-weight-asian="bold" style:font-size-complex="16pt" style:font-weight-complex="bold"/>
    </style:style>
    <style:style style:name="P12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3f3603" officeooo:paragraph-rsid="003f3603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style:font-name="Roboto" fo:font-size="9.75pt" fo:letter-spacing="normal" fo:font-style="normal" fo:font-weight="normal" officeooo:paragraph-rsid="003a18b5"/>
    </style:style>
    <style:style style:name="P14" style:family="paragraph" style:parent-style-name="Standard">
      <style:text-properties fo:font-variant="normal" fo:text-transform="none" fo:color="#6888c9" loext:opacity="100%" style:font-name="Calibri" fo:font-size="10.5pt" fo:letter-spacing="normal" fo:font-style="normal" style:text-underline-style="solid" style:text-underline-width="auto" style:text-underline-color="font-color" fo:font-weight="normal" officeooo:rsid="0033d007" officeooo:paragraph-rsid="002b961d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6888c9" loext:opacity="100%" style:font-name="Calibri" fo:font-size="10.5pt" fo:letter-spacing="normal" fo:font-style="normal" style:text-underline-style="solid" style:text-underline-width="auto" style:text-underline-color="font-color" fo:font-weight="normal" officeooo:rsid="003ef42c" officeooo:paragraph-rsid="003ef42c" style:font-size-asian="10.5pt" style:font-weight-asian="bold" style:font-size-complex="12pt" style:font-weight-complex="bold"/>
    </style:style>
    <style:style style:name="P16" style:family="paragraph" style:parent-style-name="Standard">
      <style:text-properties officeooo:rsid="001bd5c8" officeooo:paragraph-rsid="001bd5c8"/>
    </style:style>
    <style:style style:name="P17" style:family="paragraph" style:parent-style-name="Standard">
      <style:text-properties officeooo:rsid="001e270b" officeooo:paragraph-rsid="001bd5c8"/>
    </style:style>
    <style:style style:name="P18" style:family="paragraph" style:parent-style-name="Standard">
      <style:text-properties officeooo:rsid="001e270b" officeooo:paragraph-rsid="001e270b"/>
    </style:style>
    <style:style style:name="P19" style:family="paragraph" style:parent-style-name="Standard">
      <style:text-properties officeooo:rsid="0026e7d9" officeooo:paragraph-rsid="0026e7d9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918c5" officeooo:paragraph-rsid="001918c5" style:font-weight-asian="bold" style:font-weight-complex="bold"/>
    </style:style>
    <style:style style:name="P21" style:family="paragraph" style:parent-style-name="Standard">
      <style:text-properties fo:font-size="16pt" fo:font-weight="bold" officeooo:rsid="002a70b6" officeooo:paragraph-rsid="002a70b6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2b961d" officeooo:paragraph-rsid="002b961d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6pt" fo:font-weight="bold" officeooo:rsid="00349061" officeooo:paragraph-rsid="00349061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6pt" fo:font-weight="bold" officeooo:rsid="0035570e" officeooo:paragraph-rsid="00395b08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font-weight="bold" officeooo:paragraph-rsid="00349061"/>
    </style:style>
    <style:style style:name="P26" style:family="paragraph" style:parent-style-name="Standard">
      <style:text-properties fo:font-size="16pt" fo:font-weight="normal" officeooo:rsid="0035570e" officeooo:paragraph-rsid="0035570e" style:font-size-asian="16pt" style:font-weight-asian="normal" style:font-size-complex="16pt" style:font-weight-complex="normal"/>
    </style:style>
    <style:style style:name="P27" style:family="paragraph" style:parent-style-name="Standard">
      <style:text-properties fo:font-size="16pt" style:rfc-language-tag="es-419" fo:language="es" fo:font-weight="bold" officeooo:rsid="00464d2b" officeooo:paragraph-rsid="00464d2b" style:font-size-asian="16pt" style:font-weight-asian="bold" style:font-size-complex="16pt" style:font-weight-complex="bold"/>
    </style:style>
    <style:style style:name="P28" style:family="paragraph" style:parent-style-name="Standard">
      <style:text-properties fo:font-size="16pt" style:rfc-language-tag="es-419" fo:language="es" fo:font-weight="bold" officeooo:rsid="0047dea8" officeooo:paragraph-rsid="0047dea8" style:font-size-asian="16pt" style:font-weight-asian="bold" style:font-size-complex="16pt" style:font-weight-complex="bold"/>
    </style:style>
    <style:style style:name="P29" style:family="paragraph" style:parent-style-name="Standard">
      <style:text-properties fo:font-size="16pt" style:rfc-language-tag="es-419" fo:language="es" fo:font-weight="bold" officeooo:rsid="0035570e" officeooo:paragraph-rsid="00395b08" style:font-size-asian="16pt" style:font-weight-asian="bold" style:font-size-complex="16pt" style:font-weight-complex="bold"/>
    </style:style>
    <style:style style:name="P30" style:family="paragraph" style:parent-style-name="Standard">
      <style:text-properties fo:font-size="12pt" fo:font-weight="bold" officeooo:rsid="002b961d" officeooo:paragraph-rsid="002b961d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331fd9" officeooo:paragraph-rsid="00331fd9" style:font-size-asian="10.5pt" style:font-weight-asian="bold" style:font-size-complex="12pt" style:font-weight-complex="bold"/>
    </style:style>
    <style:style style:name="P32" style:family="paragraph" style:parent-style-name="Standard">
      <style:text-properties fo:color="#d5ff80" loext:opacity="100%" style:font-name="Droid Sans Mono" fo:font-size="10.5pt" style:rfc-language-tag="es-419" fo:language="es" fo:font-weight="normal" officeooo:rsid="00464d2b" officeooo:paragraph-rsid="00464d2b" fo:background-color="#242936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top="0in" fo:margin-bottom="0.1965in" style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3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36" style:family="paragraph" style:parent-style-name="Text_20_body">
      <style:paragraph-properties fo:orphans="2" fo:widows="2"/>
      <style:text-properties fo:font-variant="normal" fo:text-transform="none" style:font-name="Segoe UI" fo:font-size="16pt" fo:letter-spacing="normal" fo:font-style="normal" fo:font-weight="bold" officeooo:rsid="0029032f" officeooo:paragraph-rsid="0029032f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38" style:family="paragraph" style:parent-style-name="Text_20_body">
      <style:text-properties fo:font-variant="normal" fo:text-transform="none" style:font-name="Segoe UI" fo:font-size="10.5pt" fo:letter-spacing="normal" fo:font-style="normal" fo:font-weight="normal" officeooo:paragraph-rsid="003a18b5"/>
    </style:style>
    <style:style style:name="P39" style:family="paragraph" style:parent-style-name="Standard">
      <style:text-properties fo:font-variant="normal" fo:text-transform="none" fo:color="#202124" loext:opacity="100%" style:font-name="Roboto" fo:font-size="12pt" fo:letter-spacing="normal" fo:font-style="normal" fo:font-weight="normal" officeooo:rsid="003f3603" officeooo:paragraph-rsid="003f360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242424" loext:opacity="100%" style:font-name="Segoe UI" fo:font-size="10.5pt" fo:letter-spacing="normal" fo:font-style="normal" fo:font-weight="normal" officeooo:rsid="003f3603" officeooo:paragraph-rsid="003f3603" style:font-size-asian="12pt" style:font-weight-asian="normal" style:font-size-complex="12pt" style:font-weight-complex="normal"/>
    </style:style>
    <style:style style:name="T1" style:family="text">
      <style:text-properties officeooo:rsid="001918c5"/>
    </style:style>
    <style:style style:name="T2" style:family="text">
      <style:text-properties fo:font-variant="normal" fo:text-transform="none" style:font-name="Segoe UI" fo:font-size="10.5pt" fo:letter-spacing="normal" fo:font-style="normal" fo:font-weight="normal"/>
    </style:style>
    <style:style style:name="T3" style:family="text">
      <style:text-properties fo:font-variant="normal" fo:text-transform="none" style:font-name="Segoe UI" fo:font-size="10.5pt" fo:letter-spacing="normal" fo:font-style="normal" fo:font-weight="normal" officeooo:rsid="00349061"/>
    </style:style>
    <style:style style:name="T4" style:family="text">
      <style:text-properties fo:font-variant="normal" fo:text-transform="none" fo:color="#6888c9" loext:opacity="100%" style:font-name="Calibri" fo:font-size="10.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officeooo:rsid="001a766d"/>
    </style:style>
    <style:style style:name="T6" style:family="text">
      <style:text-properties fo:font-size="16pt" style:text-underline-style="none" fo:font-weight="bold" officeooo:rsid="001a6ae0" style:font-size-asian="16pt" style:font-weight-asian="bold" style:font-size-complex="16pt" style:font-weight-complex="bold"/>
    </style:style>
    <style:style style:name="T7" style:family="text">
      <style:text-properties fo:font-size="16pt" style:text-underline-style="none" fo:font-weight="bold" officeooo:rsid="0023c7dd" style:font-size-asian="16pt" style:font-weight-asian="bold" style:font-size-complex="16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officeooo:rsid="00349061" style:font-size-asian="16pt" style:font-weight-asian="bold" style:font-size-complex="16pt" style:font-weight-complex="bold"/>
    </style:style>
    <style:style style:name="T10" style:family="text">
      <style:text-properties style:rfc-language-tag="es-419" fo:language="es"/>
    </style:style>
    <style:style style:name="T11" style:family="text">
      <style:text-properties style:font-name="Segoe UI" fo:font-size="10.5pt"/>
    </style:style>
    <style:style style:name="T12" style:family="text">
      <style:text-properties fo:color="#202124" loext:opacity="100%" officeooo:rsid="003a18b5" style:font-size-asian="16pt" style:font-weight-asian="normal" style:font-size-complex="16pt" style:font-weight-complex="normal"/>
    </style:style>
    <style:style style:name="T13" style:family="text">
      <style:text-properties officeooo:rsid="00451c45"/>
    </style:style>
    <style:style style:name="T14" style:family="text">
      <style:text-properties officeooo:rsid="004b19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0">INICIALIZACION VPN</text:p>
      <text:p text:style-name="P2">primero ingreso a la ubicacion del archivo </text:p>
      <text:p text:style-name="P1">vpn/ </text:p>
      <text:p text:style-name="P1">luego ejecuto el siguiente comando</text:p>
      <text:p text:style-name="Standard"><text:s/>sudo dpkg -i GlobalProtect_UI_deb-5.2.4.0-14.deb<text:line-break/><text:line-break/><text:span text:style-name="T1">Direccion que debo colocar despues </text:span><text:span text:style-name="T2">remotework.iadb.org</text:span></text:p>
      <text:p text:style-name="Standard"><text:line-break/><text:span text:style-name="T6">Datos de ingreso </text:span><text:span text:style-name="T7">VPN</text:span></text:p>
      <text:p text:style-name="P5"/>
      <text:p text:style-name="P33">dcgutierrez@iadb.org</text:p>
      <text:p text:style-name="P6">NV6&gt;~35yn7tSED{/</text:p>
      <text:p text:style-name="P6"/>
      <text:p text:style-name="P36">VPN nicxon</text:p>
      <text:p text:style-name="P34">nicxono@iadb.org</text:p>
      <text:p text:style-name="P37">$dfmEIBuo7bo</text:p>
      <text:p text:style-name="P21">DATOS BLOGS</text:p>
      <text:p text:style-name="Standard"/>
      <text:p text:style-name="P19">jmartinez@ebfactory.com</text:p>
      <text:p text:style-name="P35">nYjJWz%06y1!dmo^3pYAhVk8 </text:p>
      <text:p text:style-name="Standard"/>
      <text:p text:style-name="Standard"/>
      <text:p text:style-name="P3">CUENTA DE POSTMAN <text:line-break/></text:p>
      <text:p text:style-name="P3">user DestebanJV <text:line-break/>Correo misena <text:s/><text:a xlink:type="simple" xlink:href="mailto:dejimenez04@misena.edu.co" text:style-name="Internet_20_link" text:visited-style-name="Visited_20_Internet_20_Link">dejimenez04@misena.edu.co</text:a></text:p>
      <text:p text:style-name="P3"/>
      <text:p text:style-name="P3">pass )FD;K#4fb8C!WAX<text:line-break/></text:p>
      <text:p text:style-name="P21">INGRESO IADB</text:p>
      <text:p text:style-name="P4"><text:line-break/><text:span text:style-name="T5">jpablom@iadb.org</text:span></text:p>
      <text:p text:style-name="P4"><text:span text:style-name="T5">Colusa0000</text:span><text:line-break/></text:p>
      <text:p text:style-name="P16"><text:span text:style-name="T8">usuario para IDB publication </text:span><text:line-break/><text:line-break/>apiuser<text:line-break/>Colusa0000</text:p>
      <text:p text:style-name="P17"/>
      <text:p text:style-name="P7">User: eduardocor@iadb.org<text:line-break/>Pass: 5frPjtn4Ns</text:p>
      <text:p text:style-name="P18"/>
      <text:p text:style-name="P25"><text:span text:style-name="T9">globalprotect </text:span><text:span text:style-name="T2">globalprotect </text:span><text:span text:style-name="T3">launch-ui</text:span></text:p>
      <text:p text:style-name="P23"><text:soft-page-break/></text:p>
      <text:p text:style-name="P22"/>
      <text:p text:style-name="P22">CREDENCIALES IDB MIAS</text:p>
      <text:p text:style-name="P22"/>
      <text:p text:style-name="P30"><text:a xlink:type="simple" xlink:href="mailto:DAVIDJI@iadb.org" text:style-name="Internet_20_link" text:visited-style-name="Visited_20_Internet_20_Link"><text:span text:style-name="T4">DAVIDJI@iadb.org</text:span></text:a></text:p>
      <text:p text:style-name="P14"/>
      <text:p text:style-name="P15">455540Familia</text:p>
      <text:p text:style-name="P31"/>
      <text:p text:style-name="P24">MAChine token<text:line-break/><text:span text:style-name="T10">fin terminus auth:login --machine-token=Xscv9FjMvx6GbRn3vWNFeChsfyEefhrxOgPhZhHtSpqVE</text:span></text:p>
      <text:p text:style-name="P29"/>
      <text:p text:style-name="P29"/>
      <text:p text:style-name="P27">CONTRASEÑA SIMPLESAML CRF </text:p>
      <text:p text:style-name="P32">6f#&amp;UrNkhx4@p5JX</text:p>
      <text:p text:style-name="P28">6f#$UeNkhx4@p5Jx</text:p>
      <text:p text:style-name="P26"/>
      <text:p text:style-name="P9"/>
      <text:p text:style-name="P13"><text:span text:style-name="T12">wordpres </text:span><text:span text:style-name="T11">terminus remote:wp idb-blogs.dev -- search-replace --network --all-tables --url=blogs.iadb.org blogs.iadb.org test-idb-blogs.pantheonsite.io</text:span></text:p>
      <text:p text:style-name="P8"/>
      <text:p text:style-name="P38">fin wp search-replace --network --all-tables 'https' 'http'</text:p>
      <text:p text:style-name="Text_20_body">fin wp search-replace --network --all-tables blogs.iadb.org idb-blogs.docksal</text:p>
      <text:p text:style-name="P8"/>
      <text:p text:style-name="P10"/>
      <text:p text:style-name="P10"/>
      <text:p text:style-name="P11">Reiniciar el password de un user</text:p>
      <text:p text:style-name="P11"/>
      <text:p text:style-name="P12">fin drush user:password admin admin <text:s/></text:p>
      <text:p text:style-name="P12"/>
      <text:p text:style-name="P12"><text:a xlink:type="simple" xlink:href="https://www.drupal.org/docs/theming-drupal/defining-a-theme-with-an-infoyml-file" text:style-name="Internet_20_link" text:visited-style-name="Visited_20_Internet_20_Link">https://www.drupal.org/docs/theming-drupal/defining-a-theme-with-an-infoyml-file</text:a> <text:line-break/><text:line-break/><text:line-break/><text:span text:style-name="T13">Display suite documentacion </text:span><text:a xlink:type="simple" xlink:href="https://git.drupalcode.org/project/ds/blob/8.x-3.x/includes/field_ui.inc#L816" text:style-name="Internet_20_link" text:visited-style-name="Visited_20_Internet_20_Link"><text:span text:style-name="T13">https://git.drupalcode.org/project/ds/blob/8.x-3.x/includes/field_ui.inc#L816</text:span></text:a><text:span text:style-name="T13"> <text:line-break/><text:line-break/></text:span><text:a xlink:type="simple" xlink:href="https://www.drupal.org/pift-ci-job/2121176" text:style-name="Internet_20_link" text:visited-style-name="Visited_20_Internet_20_Link"><text:span text:style-name="T13">https://www.drupal.org/pift-ci-job/2121176</text:span></text:a><text:span text:style-name="T13"> <text:line-break/><text:line-break/><text:line-break/></text:span><text:span text:style-name="T14">CREDENCIAL SMTP </text:span></text:p>
      <text:p text:style-name="P12"/>
      <text:p text:style-name="P40">Blogs$ftp2022! <text:s text:c="7"/></text:p>
      <text:p text:style-name="P40"/>
      <text:p text:style-name="P40"/>
      <text:p text:style-name="P40"><text:soft-page-break/></text:p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Droid Sans Mono" svg:font-family="'Droid Sans Mono', monospace, monospace"/>
    <style:font-face style:name="Lohit Devanagari1" svg:font-family="'Lohit Devanagari'"/>
    <style:font-face style:name="Roboto" svg:font-family="Roboto, arial, sans-serif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4T11:18:06.581253016</meta:creation-date>
    <meta:editing-duration>P9DT7H40M56S</meta:editing-duration>
    <meta:editing-cycles>40</meta:editing-cycles>
    <meta:generator>LibreOffice/7.0.6.2$Linux_X86_64 LibreOffice_project/00$Build-2</meta:generator>
    <dc:date>2022-03-22T11:04:53.692309215</dc:date>
    <meta:document-statistic meta:table-count="0" meta:image-count="0" meta:object-count="0" meta:page-count="3" meta:paragraph-count="37" meta:word-count="135" meta:character-count="1461" meta:non-whitespace-character-count="1336"/>
  </office:meta>
</office:document-meta>
</file>